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ohit Hindi1" svg:font-family="'Lohit Hindi'"/>
    <style:font-face style:name="OpenSymbol" svg:font-family="OpenSymbol"/>
    <style:font-face style:name="Khmer OS" svg:font-family="'Khmer OS'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">
      <style:paragraph-properties fo:break-before="pag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>
      <style:text-properties fo:font-style="italic" style:font-style-asian="italic" style:font-style-complex="italic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itle/><text:title/>Pipe-N-Fork</text:p>
      <text:p text:style-name="P4"><text:subject/>A simple Linux program that uses IPC pipes and forks to interact with the user</text:p>
      <text:p text:style-name="P6"><text:initial-creator>Ronald Bellido</text:initial-creator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"><text:a xlink:type="simple" xlink:href="#__RefHeading__138_732972304" text:style-name="Index_20_Link" text:visited-style-name="Index_20_Link">Getting Started<text:tab/>3</text:a></text:p>
          <text:p text:style-name="P11"><text:a xlink:type="simple" xlink:href="#__RefHeading__164_732972304" text:style-name="Index_20_Link" text:visited-style-name="Index_20_Link">File listings<text:tab/>3</text:a></text:p>
          <text:p text:style-name="P11"><text:a xlink:type="simple" xlink:href="#__RefHeading__166_732972304" text:style-name="Index_20_Link" text:visited-style-name="Index_20_Link">Build<text:tab/>3</text:a></text:p>
          <text:p text:style-name="P1"><text:a xlink:type="simple" xlink:href="#__RefHeading__122_732972304" text:style-name="Index_20_Link" text:visited-style-name="Index_20_Link">Design<text:tab/>4</text:a></text:p>
          <text:p text:style-name="P1"><text:a xlink:type="simple" xlink:href="#__RefHeading__124_732972304" text:style-name="Index_20_Link" text:visited-style-name="Index_20_Link">Testing<text:tab/>5</text:a></text:p>
        </text:index-body>
      </text:table-of-content>
      <text:p text:style-name="P7"/>
      <text:h text:style-name="P3" text:outline-level="1"><text:bookmark-start text:name="__RefHeading__138_732972304"/>Getting Started<text:bookmark-end text:name="__RefHeading__138_732972304"/></text:h>
      <text:h text:style-name="Heading_20_2" text:outline-level="2"><text:bookmark-start text:name="__RefHeading__164_732972304"/>File listings<text:bookmark-end text:name="__RefHeading__164_732972304"/></text:h>
      <text:list xml:id="list949288283" text:style-name="L1">
        <text:list-item>
          <text:p text:style-name="P8">pipe-fork.cpp</text:p>
        </text:list-item>
        <text:list-item>
          <text:p text:style-name="P8">pipe-fork-utils.cpp</text:p>
        </text:list-item>
        <text:list-item>
          <text:p text:style-name="P8">pipe-fork.h</text:p>
        </text:list-item>
        <text:list-item>
          <text:p text:style-name="P8">Makefile</text:p>
        </text:list-item>
        <text:list-item>
          <text:p text:style-name="P8">documentation.odt</text:p>
        </text:list-item>
        <text:list-item>
          <text:p text:style-name="P8">pipe-n-fork</text:p>
        </text:list-item>
      </text:list>
      <text:h text:style-name="Heading_20_2" text:outline-level="2"><text:bookmark-start text:name="__RefHeading__166_732972304"/>Build<text:bookmark-end text:name="__RefHeading__166_732972304"/></text:h>
      <text:p text:style-name="Text_20_body">On the same directory as the makefile and all the source files, type:</text:p>
      <text:p text:style-name="Text_20_body"><text:span text:style-name="T1">you@host:~/dev/pipes-n-fork$ make</text:span></text:p>
      <text:p text:style-name="P9">To run:</text:p>
      <text:p text:style-name="Text_20_body"><text:span text:style-name="T1">you@host:~/dev/pipes-n-fork$ make run</text:span></text:p>
      <text:h text:style-name="P2" text:outline-level="1"><text:bookmark-start text:name="__RefHeading__122_732972304"/>Design<text:bookmark-end text:name="__RefHeading__122_732972304"/></text:h>
      <text:h text:style-name="P2" text:outline-level="1"><text:bookmark-start text:name="__RefHeading__124_732972304"/>Testing<text:bookmark-end text:name="__RefHeading__124_732972304"/></text:h>
      <text:p text:style-name="Text_20_body">Below is a summary of the tests passed. There are also screenshots provided that show the actual output for each te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ingbats" svg:font-family="Dingbats" style:font-pitch="variable" style:font-charset="x-symbol"/>
    <style:font-face style:name="Lohit Hindi1" svg:font-family="'Lohit Hindi'"/>
    <style:font-face style:name="OpenSymbol" svg:font-family="OpenSymbol"/>
    <style:font-face style:name="Khmer OS" svg:font-family="'Khmer OS'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 Bellido</meta:initial-creator>
    <meta:creation-date>2013-01-23T22:33:20</meta:creation-date>
    <dc:date>2013-01-24T02:28:19</dc:date>
    <dc:creator>Ronald Bellido</dc:creator>
    <meta:editing-duration>PT3H48M12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5" meta:paragraph-count="26" meta:word-count="94" meta:character-count="575" meta:non-whitespace-character-count="510"/>
  </office:meta>
</office:document-meta>
</file>